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text-underline-style="none" fo:font-weight="normal" officeooo:rsid="001f3f05" officeooo:paragraph-rsid="001f3f05" style:font-weight-asian="normal" style:font-weight-complex="normal"/>
    </style:style>
    <style:style style:name="P2" style:family="paragraph" style:parent-style-name="Standard">
      <style:text-properties style:font-name="times" officeooo:rsid="001c8666" officeooo:paragraph-rsid="001c8666"/>
    </style:style>
    <style:style style:name="P3" style:family="paragraph" style:parent-style-name="Standard">
      <style:text-properties style:font-name="times" style:text-underline-style="solid" style:text-underline-width="auto" style:text-underline-color="font-color" officeooo:rsid="001c8666" officeooo:paragraph-rsid="001c8666"/>
    </style:style>
    <style:style style:name="P4" style:family="paragraph" style:parent-style-name="Standard">
      <style:text-properties style:font-name="times" style:text-underline-style="solid" style:text-underline-width="auto" style:text-underline-color="font-color" fo:font-weight="normal" officeooo:rsid="001e4358" officeooo:paragraph-rsid="001e4358" style:font-weight-asian="normal" style:font-weight-complex="normal"/>
    </style:style>
    <style:style style:name="P5" style:family="paragraph" style:parent-style-name="Standard">
      <style:text-properties style:font-name="times" style:text-underline-style="solid" style:text-underline-width="auto" style:text-underline-color="font-color" fo:font-weight="normal" officeooo:rsid="001f3f05" officeooo:paragraph-rsid="001f3f05" style:font-weight-asian="normal" style:font-weight-complex="normal"/>
    </style:style>
    <style:style style:name="P6" style:family="paragraph" style:parent-style-name="Standard">
      <style:text-properties style:font-name="times" style:text-underline-style="none" fo:font-weight="normal" officeooo:rsid="001c8666" officeooo:paragraph-rsid="001c8666" style:font-weight-asian="normal" style:font-weight-complex="normal"/>
    </style:style>
    <style:style style:name="P7" style:family="paragraph" style:parent-style-name="Standard">
      <style:text-properties style:font-name="times" style:text-underline-style="none" fo:font-weight="normal" officeooo:rsid="001e4358" officeooo:paragraph-rsid="001e4358" style:font-weight-asian="normal" style:font-weight-complex="normal"/>
    </style:style>
    <style:style style:name="P8" style:family="paragraph" style:parent-style-name="Standard">
      <style:text-properties style:font-name="times" style:text-underline-style="none" fo:font-weight="normal" officeooo:rsid="001f3f05" officeooo:paragraph-rsid="001f3f05" style:font-weight-asian="normal" style:font-weight-complex="normal"/>
    </style:style>
    <style:style style:name="P9" style:family="paragraph" style:parent-style-name="Standard">
      <style:text-properties style:font-name="times" style:text-underline-style="none" fo:font-weight="normal" officeooo:rsid="0021592c" officeooo:paragraph-rsid="001f3f05" style:font-weight-asian="normal" style:font-weight-complex="normal"/>
    </style:style>
    <style:style style:name="T1" style:family="text">
      <style:text-properties style:font-name="times"/>
    </style:style>
    <style:style style:name="T2" style:family="text">
      <style:text-properties style:font-name="times" officeooo:rsid="001fa93b"/>
    </style:style>
    <style:style style:name="T3" style:family="text">
      <style:text-properties style:font-name="times" officeooo:rsid="0021592c"/>
    </style:style>
    <style:style style:name="T4" style:family="text">
      <style:text-properties officeooo:rsid="0024818e"/>
    </style:style>
    <style:style style:name="T5" style:family="text">
      <style:text-properties officeooo:rsid="0026f3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is submission contains two .zip files, AroraNaman.zip and AroraNaman-bonus.zip as a submission to project 4.1 of the Distributed Operating Systems, Fall 2019 course (COP5615). The former zip contains the base project which satisfies the base requirements of the project while the latter builds on it to satisfy the bonus requirements.</text:p>
      <text:p text:style-name="P2"/>
      <text:p text:style-name="P3">Dependencies:</text:p>
      <text:p text:style-name="P6"><text:tab/>→ elixir~&gt;1.9.2</text:p>
      <text:p text:style-name="P6"><text:tab/>→ mix~&gt;1.9.2</text:p>
      <text:p text:style-name="P4">Preferred Operating System:</text:p>
      <text:p text:style-name="P7"><text:tab/>→ GNU/Linux</text:p>
      <text:p text:style-name="P5">Steps to run:</text:p>
      <text:p text:style-name="P1"><text:span text:style-name="T1"><text:tab/>→ Base p</text:span><text:span text:style-name="T3">art</text:span><text:span text:style-name="T1"> (AroraNaman.zip)</text:span></text:p>
      <text:p text:style-name="P8"><text:tab/><text:tab/>unzip using:</text:p>
      <text:p text:style-name="P8"><text:tab/><text:tab/><text:tab/>$&gt; unzip AroraNaman.zip</text:p>
      <text:p text:style-name="P1"><text:span text:style-name="T1"><text:tab/><text:tab/>change to the twitter directory </text:span><text:span text:style-name="T3">containing mix.exs</text:span></text:p>
      <text:p text:style-name="P8"><text:tab/><text:tab/><text:tab/>$&gt; cd twitter-<text:span text:style-name="T5">engine</text:span>/</text:p>
      <text:p text:style-name="P8"><text:tab/><text:tab/>run tests</text:p>
      <text:p text:style-name="P8"><text:tab/><text:tab/><text:tab/>$&gt; mix test –trace</text:p>
      <text:p text:style-name="P1"><text:span text:style-name="T1"><text:tab/><text:tab/>run standalone project to display tweet metrics </text:span><text:span text:style-name="T2">(vary users in twitter.exs)</text:span></text:p>
      <text:p text:style-name="P8"><text:tab/><text:tab/><text:tab/>$&gt; mix run twitter.exs</text:p>
      <text:p text:style-name="P1"><text:span text:style-name="T1"><text:tab/>→</text:span><text:span text:style-name="T3"> Bonus part (AroraNaman-bonus.zip)</text:span></text:p>
      <text:p text:style-name="P9"><text:tab/><text:tab/>unzip using:</text:p>
      <text:p text:style-name="P9"><text:tab/><text:tab/><text:tab/>$&gt; unzip AroraNaman-bonus.zip</text:p>
      <text:p text:style-name="P9"><text:tab/><text:tab/>change to directory containing mix.exs:</text:p>
      <text:p text:style-name="P9"><text:tab/><text:tab/><text:tab/>$&gt; cd twitter-<text:span text:style-name="T5">engine-B</text:span>onus/</text:p>
      <text:p text:style-name="P9"><text:tab/><text:tab/>run tests:</text:p>
      <text:p text:style-name="P9"><text:tab/><text:tab/><text:tab/>$&gt; mix test test/twitter_test.exs<text:tab/><text:tab/></text:p>
      <text:p text:style-name="P5"><text:span text:style-name="T4">S</text:span>teps to generate bar charts depicting Zipf distribution:</text:p>
      <text:p text:style-name="P1"><text:span text:style-name="T1"><text:tab/>→</text:span><text:span text:style-name="T3"> </text:span><text:span text:style-name="T1">Set the parameters Max </text:span><text:span text:style-name="T3">Subscribers</text:span><text:span text:style-name="T1"> and Total users in the ExUnit test for Zipf <text:tab/><text:tab/><text:tab/><text:tab/>distribution.</text:span></text:p>
      <text:p text:style-name="P1"><text:span text:style-name="T1"><text:tab/>→</text:span><text:span text:style-name="T3"> </text:span><text:span text:style-name="T1">Run the ExUnit test. This will generate a csv file named zipf.csv with users and <text:tab/><text:tab/><text:tab/>their follower count in ascending order.</text:span></text:p>
      <text:p text:style-name="P1"><text:span text:style-name="T1"><text:tab/>→</text:span><text:span text:style-name="T3"> </text:span><text:span text:style-name="T1">Open the csv in Excel and sort the data generated in the csv file. </text:span></text:p>
      <text:p text:style-name="P1"><text:span text:style-name="T1"><text:tab/>→</text:span><text:span text:style-name="T3"> </text:span><text:span text:style-name="T1">Select the </text:span><text:span text:style-name="T3">column</text:span><text:span text:style-name="T1">/data and click on Insert. </text:span></text:p>
      <text:p text:style-name="P1"><text:span text:style-name="T1"><text:tab/>→</text:span><text:span text:style-name="T3"> </text:span><text:span text:style-name="T1">Click on 2-D Column from the column charts op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23:13:30.555425276</meta:creation-date>
    <meta:generator>LibreOffice/6.3.3.2.0$Linux_X86_64 LibreOffice_project/30$Build-2</meta:generator>
    <dc:date>2019-11-28T23:41:12.813840918</dc:date>
    <meta:editing-duration>PT14M18S</meta:editing-duration>
    <meta:editing-cycles>8</meta:editing-cycles>
    <meta:document-statistic meta:table-count="0" meta:image-count="0" meta:object-count="0" meta:page-count="1" meta:paragraph-count="29" meta:word-count="205" meta:character-count="1364" meta:non-whitespace-character-count="1132"/>
  </office:meta>
</office:document-meta>
</file>